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1.07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ce3"/>
        <table:table-row table:style-name="ro1">
          <table:table-cell table:style-name="ce1" office:value-type="string" calcext:value-type="string" table:number-columns-spanned="2" table:number-rows-spanned="1">
            <text:p>Инжменю</text:p>
          </table:table-cell>
          <table:covered-table-cell/>
        </table:table-row>
        <table:table-row table:style-name="ro2">
          <table:table-cell table:style-name="ce2" office:value-type="string" calcext:value-type="string" table:number-columns-spanned="2" table:number-rows-spanned="1">
            <text:p>Нажать энкодер и включить питание</text:p>
          </table:table-cell>
          <table:covered-table-cell/>
        </table:table-row>
        <table:table-row table:style-name="ro3">
          <table:table-cell office:value-type="string" calcext:value-type="string">
            <text:p>Номер меню</text:p>
          </table:table-cell>
          <table:table-cell office:value-type="string" calcext:value-type="string">
            <text:p>Значение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float" office:value="208" calcext:value-type="float">
            <text:p>208</text:p>
          </table:table-cell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float" office:value="-6" calcext:value-type="float">
            <text:p>-6</text:p>
          </table:table-cell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float" office:value="7450" calcext:value-type="float">
            <text:p>7450</text:p>
          </table:table-cell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float" office:value="22107100" calcext:value-type="float">
            <text:p>22107100</text:p>
          </table:table-cell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float" office:value="22105700" calcext:value-type="float">
            <text:p>22105700</text:p>
          </table:table-cell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float" office:value="21107100" calcext:value-type="float">
            <text:p>21107100</text:p>
          </table:table-cell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float" office:value="21107700" calcext:value-type="float">
            <text:p>21107700</text:p>
          </table:table-cell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float" office:value="4000" calcext:value-type="float">
            <text:p>4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4T14:53:22.625000000</meta:creation-date>
    <meta:print-date>2023-11-24T15:02:22.537000000</meta:print-date>
    <dc:date>2023-11-24T15:02:56.915000000</dc:date>
    <meta:editing-duration>PT9M36S</meta:editing-duration>
    <meta:editing-cycles>1</meta:editing-cycles>
    <meta:document-statistic meta:table-count="1" meta:cell-count="26" meta:object-count="0"/>
    <meta:generator>LibreOffice/7.4.2.3$Windows_X86_64 LibreOffice_project/382eef1f22670f7f4118c8c2dd222ec7ad009daf</meta:generator>
  </office:meta>
</office:document-meta>
</file>